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estion-title">[[QUESTION_TITLE]]</text:p>
      <text:p text:style-name="question-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2" style:class="text" style:default-outline-level="2">
      <style:paragraph-properties fo:text-align="center" style:justify-single-word="false" fo:background-color="#ccccff">
        <style:background-image/>
      </style:paragraph-properties>
      <style:text-properties style:font-name="Times New Roman" fo:font-size="13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background-color="#ffffcc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 style:default-outline-level="6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 style:default-outline-level="7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Standard" style:auto-update="true">
      <style:paragraph-properties fo:margin-top="0.0299in" fo:margin-bottom="0.0201in" fo:background-color="#c0c0c0" style:shadow="none">
        <style:background-image/>
      </style:paragraph-properties>
      <style:text-properties fo:font-size="13pt" fo:font-style="normal" fo:font-weight="bold" style:font-weight-asian="bold" style:font-weight-complex="bold"/>
    </style:style>
    <style:style style:name="question-text" style:family="paragraph" style:parent-style-name="Heading_20_3" style:auto-update="true" style:class="text">
      <style:paragraph-properties fo:margin-top="0.0098in" fo:margin-bottom="0.0799in" fo:background-color="#999999"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>
      <style:paragraph-properties fo:margin-top="0.0098in" fo:margin-bottom="0.0201in" fo:background-color="#c0c0c0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>
      <style:paragraph-properties fo:text-align="center" style:justify-single-word="false" fo:background-color="#ccccff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13T01:53:42</meta:creation-date>
    <dc:creator>Ashok Hariharan</dc:creator>
    <dc:date>2007-09-13T01:56:56</dc:date>
    <dc:language>en-US</dc:language>
    <meta:editing-cycles>4</meta:editing-cycles>
    <meta:editing-duration>PT1M23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2" meta:word-count="4" meta:character-count="31"/>
  </office:meta>
</office:document-meta>
</file>